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star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gr1" style:family="graphic">
      <style:graphic-properties draw:textarea-vertical-align="middle" fo:background-color="#d4ea6b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fo:background-color="#8e86a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fo:background-color="#fff5c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fo:background-color="#fff5c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6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fo:background-color="#eeeeee" fo:border="solid #3465a4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radio form:name="Option Button 1" form:control-implementation="ooo:com.sun.star.form.component.RadioButton" xml:id="control1" form:id="control1" form:label="Group Name = 1" formx:group-name="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 Button 2" form:control-implementation="ooo:com.sun.star.form.component.RadioButton" xml:id="control2" form:id="control2" form:label="Option Button" formx:group-name="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 Button 3" form:control-implementation="ooo:com.sun.star.form.component.RadioButton" xml:id="control3" form:id="control3" form:label="Same Name Grouping #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 Button 3" form:control-implementation="ooo:com.sun.star.form.component.RadioButton" xml:id="control4" form:id="control4" form:label="Option Butt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 Button 5" form:control-implementation="ooo:com.sun.star.form.component.RadioButton" xml:id="control5" form:id="control5" form:label="Same Name Grouping #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 Button 5" form:control-implementation="ooo:com.sun.star.form.component.RadioButton" xml:id="control6" form:id="control6" form:label="Option Butt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 Button 5" form:control-implementation="ooo:com.sun.star.form.component.RadioButton" xml:id="control7" form:id="control7" form:label="Option Butt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Text Box 1" form:control-implementation="ooo:com.sun.star.form.component.TextField" xml:id="control8" form:id="control8" form:tab-index="1" form:current-value="&lt;TAB to radio buttons&gt;" form:value="&lt;TAB to radio buttons&gt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8" draw:name="Shape9" draw:style-name="gr6" draw:text-style-name="P3" svg:width="1.8232in" svg:height="0.2307in" draw:control="control8"/></text:p>
      <text:p text:style-name="Standard"><draw:frame text:anchor-type="paragraph" draw:z-index="7" draw:name="Shape8" draw:style-name="gr5" draw:text-style-name="P2" svg:width="1.5031in" svg:height="1.6594in" svg:x="2.4425in" svg:y="0.1016in"><draw:text-box><text:p>Notice that none of the radio button groups is checked.</text:p><text:p/><text:p>That prevented them from being a tabstop target.</text:p></draw:text-box></draw:frame></text:p>
      <text:p text:style-name="Standard"><draw:control text:anchor-type="as-char" svg:y="-0.2457in" draw:z-index="0" draw:name="Shape1" draw:style-name="gr1" draw:text-style-name="P1" svg:width="1.5004in" svg:height="0.2461in" draw:control="control1"/></text:p>
      <text:p text:style-name="Standard"><draw:control text:anchor-type="as-char" svg:y="-0.25in" draw:z-index="1" draw:name="Shape2" draw:style-name="gr1" draw:text-style-name="P1" svg:width="1.5004in" svg:height="0.2504in" draw:control="control2"/></text:p>
      <text:p text:style-name="Standard"/>
      <text:p text:style-name="Standard"><draw:control text:anchor-type="as-char" svg:y="-0.2528in" draw:z-index="2" draw:name="Shape3" draw:style-name="gr2" draw:text-style-name="P1" svg:width="2.0004in" svg:height="0.2524in" draw:control="control3"/></text:p>
      <text:p text:style-name="Standard"><draw:control text:anchor-type="as-char" svg:y="-0.1417in" draw:z-index="3" draw:name="Shape4" draw:style-name="gr2" draw:text-style-name="P1" svg:width="1.5004in" svg:height="0.2504in" draw:control="control4"/></text:p>
      <text:p text:style-name="Standard"/>
      <text:p text:style-name="Standard"><draw:control text:anchor-type="as-char" svg:y="0in" draw:z-index="4" draw:name="Shape5" draw:style-name="gr3" draw:text-style-name="P1" svg:width="2.0004in" svg:height="0.2504in" draw:control="control5"/></text:p>
      <text:p text:style-name="Standard"><draw:control text:anchor-type="as-char" draw:z-index="5" draw:name="Shape6" draw:style-name="gr4" draw:text-style-name="P1" svg:width="1.5043in" svg:height="0.1634in" draw:control="control6"/></text:p>
      <text:p text:style-name="Standard"><draw:control text:anchor-type="as-char" svg:y="-0.25in" draw:z-index="6" draw:name="Shape7" draw:style-name="gr3" draw:text-style-name="P1" svg:width="1.5004in" svg:height="0.2504in" draw:control="control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5:41:22.689038131</meta:creation-date>
    <dc:date>2018-11-03T16:16:02.892071538</dc:date>
    <meta:editing-duration>PT20M40S</meta:editing-duration>
    <meta:editing-cycles>8</meta:editing-cycles>
    <meta:generator>LibreOfficeDev/6.2.0.0.alpha1$Linux_X86_64 LibreOffice_project/0fc8708647f0c3e4c00773126312d349f03dc225</meta:generator>
    <meta:document-statistic meta:table-count="0" meta:image-count="0" meta:object-count="0" meta:page-count="1" meta:paragraph-count="8" meta:word-count="0" meta:character-count="0" meta:non-whitespace-character-count="0"/>
  </office:meta>
</office:document-meta>
</file>